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size="14pt" officeooo:paragraph-rsid="001c28a0" style:font-size-asian="14pt" style:font-size-complex="14pt"/>
    </style:style>
    <style:style style:name="P2" style:family="paragraph" style:parent-style-name="Standard">
      <style:text-properties fo:font-size="14pt" officeooo:rsid="001c28a0" officeooo:paragraph-rsid="001c28a0" style:font-size-asian="14pt" style:font-size-complex="14pt"/>
    </style:style>
    <style:style style:name="P3" style:family="paragraph" style:parent-style-name="Standard">
      <style:text-properties fo:font-size="14pt" officeooo:rsid="001c28a0" officeooo:paragraph-rsid="001dddb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c28a0" officeooo:paragraph-rsid="001c28a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dddb2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1dddb2" style:font-size-asian="14pt" style:font-size-complex="14pt"/>
    </style:style>
    <style:style style:name="P7" style:family="paragraph" style:parent-style-name="Standard">
      <style:text-properties fo:font-size="14pt" officeooo:rsid="001f6baf" officeooo:paragraph-rsid="001f6baf" style:font-size-asian="14pt" style:font-size-complex="14pt"/>
    </style:style>
    <style:style style:name="P8" style:family="paragraph" style:parent-style-name="Standard">
      <style:text-properties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03757" officeooo:paragraph-rsid="0020375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1f6baf" officeooo:paragraph-rsid="001f6ba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03757" officeooo:paragraph-rsid="00203757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officeooo:rsid="001dddb2" officeooo:paragraph-rsid="001dddb2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1c28a0" officeooo:paragraph-rsid="001dddb2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1f6baf" officeooo:paragraph-rsid="001f6baf" style:font-size-asian="14pt" style:font-size-complex="14pt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style:font-name="apple-system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Liberation Serif" fo:letter-spacing="normal" fo:font-style="normal"/>
    </style:style>
    <style:style style:name="T4" style:family="text">
      <style:text-properties fo:font-variant="normal" fo:text-transform="none" fo:color="#1d2125" loext:opacity="100%" style:font-name="Liberation Serif" fo:letter-spacing="normal" fo:font-style="normal" fo:font-weight="normal"/>
    </style:style>
    <style:style style:name="T5" style:family="text">
      <style:text-properties fo:font-variant="normal" fo:text-transform="none" fo:color="#1d2125" loext:opacity="100%" style:font-name="Liberation Serif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1d2125" loext:opacity="100%" style:font-name="Liberation Serif" fo:letter-spacing="normal" fo:font-style="normal" fo:font-weight="normal" officeooo:rsid="001dddb2" style:font-weight-asian="normal" style:font-weight-complex="normal"/>
    </style:style>
    <style:style style:name="T7" style:family="text">
      <style:text-properties fo:font-variant="normal" fo:text-transform="none" fo:color="#1d2125" loext:opacity="100%" style:font-name="Liberation Serif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1d2125" loext:opacity="100%" style:font-name="Liberation Serif" fo:letter-spacing="normal" fo:font-style="normal" fo:font-weight="bold" officeooo:rsid="001dddb2" style:font-weight-asian="bold" style:font-weight-complex="bold"/>
    </style:style>
    <style:style style:name="T9" style:family="text">
      <style:text-properties fo:font-variant="normal" fo:text-transform="none" fo:color="#1d2125" loext:opacity="100%" style:font-name="Liberation Serif" fo:letter-spacing="normal" fo:font-style="normal" officeooo:rsid="001dddb2"/>
    </style:style>
    <style:style style:name="T10" style:family="text">
      <style:text-properties fo:font-variant="normal" fo:text-transform="none" fo:color="#1d2125" loext:opacity="100%" fo:letter-spacing="normal" fo:font-style="normal" fo:font-weight="normal"/>
    </style:style>
    <style:style style:name="T11" style:family="text">
      <style:text-properties fo:font-variant="normal" fo:text-transform="none" fo:color="#1d2125" loext:opacity="100%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1d2125" loext:opacity="100%" fo:letter-spacing="normal" fo:font-style="normal" fo:font-weight="normal" officeooo:rsid="001dddb2" style:font-weight-asian="normal" style:font-weight-complex="normal"/>
    </style:style>
    <style:style style:name="T13" style:family="text">
      <style:text-properties style:font-name="Liberation Serif" fo:font-weight="bold" officeooo:rsid="001c28a0" style:font-weight-asian="bold" style:font-weight-complex="bold"/>
    </style:style>
    <style:style style:name="T14" style:family="text">
      <style:text-properties style:font-name="Liberation Serif" officeooo:rsid="001c28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3">Documentazione AFU</text:span></text:p>
      <text:p text:style-name="P6"><text:span text:style-name="T1"><text:line-break/></text:span><text:span text:style-name="T14">C</text:span><text:span text:style-name="T4">rea un programma per la gestione di un contocorrente. Il programma deve essere in grado di effettuare versamenti, prelievi, di restituire il saldo e di estrarre la lista degli ultimi 5 movimenti.</text:span></text:p>
      <text:p text:style-name="P1"><text:span text:style-name="T2"/></text:p>
      <text:p text:style-name="P4"><text:span text:style-name="T7">Documentazione ATE</text:span></text:p>
      <text:p text:style-name="P2"><text:span text:style-name="T7"/></text:p>
      <text:p text:style-name="P8"><text:span text:style-name="T3">Controller</text:span></text:p>
      <text:p text:style-name="P3"><text:span text:style-name="T5"><text:line-break/>URL: localhost:8080/api/v1/operazioni</text:span></text:p>
      <text:p text:style-name="P2"><text:span text:style-name="T6"/></text:p>
      <text:p text:style-name="P3"><text:span text:style-name="T5">getMovimenti(): restituirà la lista degli ultimi 5 movimenti<text:line-break/>getSaldo(): restituisce il saldo<text:line-break/>versamento(int x): versamento </text:span><text:span text:style-name="T6">di x€, aumenta il saldo di x</text:span></text:p>
      <text:p text:style-name="P3"><text:span text:style-name="T6">prelievo(int x): prelievo di x€, diminuisce il saldo di x</text:span></text:p>
      <text:p text:style-name="P7"><text:span text:style-name="T6"/></text:p>
      <text:p text:style-name="P7"><text:span text:style-name="T5"/></text:p>
      <text:p text:style-name="P3"><text:span text:style-name="T6"/></text:p>
      <text:p text:style-name="P3"><text:span text:style-name="T8">Service</text:span><text:span text:style-name="T2"><text:line-break/></text:span></text:p>
      <text:p text:style-name="P12"><text:span text:style-name="T10">getMovimenti(): prende la query dal repository, filtra gli ultimi 5 movimenti e li manda al Controller</text:span></text:p>
      <text:p text:style-name="P12"><text:span text:style-name="T10"/></text:p>
      <text:p text:style-name="P12"><text:span text:style-name="T10">getSaldo(): ritorna il saldo</text:span></text:p>
      <text:p text:style-name="P3"><text:span text:style-name="T5">versamento(int x): versamento </text:span><text:span text:style-name="T6">di x€, aumenta il saldo di x</text:span></text:p>
      <text:p text:style-name="P13"><text:span text:style-name="T12">prelievo(int x): prelievo di x€, diminuisce il saldo di x</text:span></text:p>
      <text:p text:style-name="P13"><text:span text:style-name="T12"/></text:p>
      <text:p text:style-name="P14"><text:span text:style-name="T12">Ogni </text:span><text:span text:style-name="T11">versamento e prelievo sarà registrato come ‘Movimento’</text:span></text:p>
      <text:p text:style-name="P13"><text:span text:style-name="T12"/></text:p>
      <text:p text:style-name="P8"><text:span text:style-name="T9">Repository</text:span></text:p>
      <text:p text:style-name="P8"><text:span text:style-name="T9"/></text:p>
      <text:p text:style-name="P10"><text:span text:style-name="T3">Interfaccia che estende JPARepository<text:line-break/></text:span></text:p>
      <text:p text:style-name="P10"><text:span text:style-name="T3">save(Movimento): salva un nuovo movimento<text:line-break/></text:span></text:p>
      <text:p text:style-name="P11"><text:span text:style-name="T3">updateById(int x): inserire nuovo saldo, per aumentare o diminuire il saldo di x€</text:span></text:p>
      <text:p text:style-name="P11"><text:span text:style-name="T3"/></text:p>
      <text:p text:style-name="P9"><text:span text:style-name="T3">DIAGRAMMA E-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1T15:40:49.123813585</dc:date>
    <meta:editing-duration>PT9M5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45" meta:character-count="986" meta:non-whitespace-character-count="854"/>
  </office:meta>
</office:document-meta>
</file>